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24mm"/>
    </style:style>
    <style:style style:name="co2" style:family="table-column">
      <style:table-column-properties fo:break-before="auto" style:column-width="49.28mm"/>
    </style:style>
    <style:style style:name="co3" style:family="table-column">
      <style:table-column-properties fo:break-before="auto" style:column-width="59.64mm"/>
    </style:style>
    <style:style style:name="co4" style:family="table-column">
      <style:table-column-properties fo:break-before="auto" style:column-width="22.58mm"/>
    </style:style>
    <style:style style:name="co5" style:family="table-column">
      <style:table-column-properties fo:break-before="auto" style:column-width="66.71mm"/>
    </style:style>
    <style:style style:name="co6" style:family="table-column">
      <style:table-column-properties fo:break-before="auto" style:column-width="68.35mm"/>
    </style:style>
    <style:style style:name="co7" style:family="table-column">
      <style:table-column-properties fo:break-before="auto" style:column-width="79.52mm"/>
    </style:style>
    <style:style style:name="co8" style:family="table-column">
      <style:table-column-properties fo:break-before="auto" style:column-width="83.59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style>
    <style:style style:name="ce3" style:family="table-cell" style:parent-style-name="Default">
      <style:table-cell-properties fo:wrap-option="wrap" style:vertical-align="top"/>
    </style:style>
    <style:style style:name="ce4" style:family="table-cell" style:parent-style-name="Default">
      <style:table-cell-properties style:text-align-source="fix" style:repeat-content="false" fo:wrap-option="wrap" style:vertical-align="top"/>
      <style:paragraph-properties fo:text-align="end" fo:margin-left="0mm"/>
    </style:style>
    <style:style style:name="ce5" style:family="table-cell" style:parent-style-name="Default">
      <style:table-cell-properties fo:background-color="#72bf44" fo:wrap-option="wrap" style:vertical-align="top"/>
    </style:style>
    <style:style style:name="T1" style:family="text">
      <style:text-properties fo:color="#000000" style:font-name="Ubuntu" fo:font-size="10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AU" style:language-asian="zh" style:country-asian="CN" style:language-complex="hi" style:country-complex="IN" style:font-name-asian="Ubuntu" style:font-name-complex="Ubuntu"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4" table:default-cell-style-name="ce3"/>
        <table:table-column table:style-name="co8" table:default-cell-style-name="ce3"/>
        <table:table-row table:style-name="ro1">
          <table:table-cell table:style-name="ce1" office:value-type="string" calcext:value-type="string">
            <text:p>Test Case #</text:p>
          </table:table-cell>
          <table:table-cell table:style-name="ce1" office:value-type="string" calcext:value-type="string">
            <text:p>Test Name</text:p>
          </table:table-cell>
          <table:table-cell table:style-name="ce1" office:value-type="string" calcext:value-type="string">
            <text:p>Test Description</text:p>
          </table:table-cell>
          <table:table-cell table:style-name="ce1" office:value-type="string" calcext:value-type="string">
            <text:p>TC #</text:p>
          </table:table-cell>
          <table:table-cell table:style-name="ce1" office:value-type="string" calcext:value-type="string">
            <text:p>Test steps</text:p>
          </table:table-cell>
          <table:table-cell table:style-name="ce1" office:value-type="string" calcext:value-type="string">
            <text:p>Expected results</text:p>
          </table:table-cell>
          <table:table-cell table:style-name="ce1" office:value-type="string" calcext:value-type="string">
            <text:p>Actual results</text:p>
          </table:table-cell>
          <table:table-cell table:style-name="ce1" office:value-type="string" calcext:value-type="string">
            <text:p>Status</text:p>
          </table:table-cell>
          <table:table-cell table:style-name="ce1" office:value-type="string" calcext:value-type="string">
            <text:p>Comments</text:p>
          </table:table-cell>
        </table:table-row>
        <table:table-row table:style-name="ro1">
          <table:table-cell office:value-type="float" office:value="1.1" calcext:value-type="float" table:number-columns-spanned="1" table:number-rows-spanned="18">
            <text:p>1.1</text:p>
          </table:table-cell>
          <table:table-cell office:value-type="string" calcext:value-type="string" table:number-columns-spanned="1" table:number-rows-spanned="18">
            <text:p>Speech recognition</text:p>
          </table:table-cell>
          <table:table-cell office:value-type="string" calcext:value-type="string" table:number-columns-spanned="1" table:number-rows-spanned="18">
            <text:p>Given: When speech rec is on</text:p>
            <text:p>When: We say “Faces”/”Cards”</text:p>
            <text:p>Then: The robot will choose a mode</text:p>
            <text:p/>
            <text:p><text:span text:style-name="T1">The aim of this test is to gauge whether or not the robot can recognise the words “faces” and “cards” </text:span></text:p>
          </table:table-cell>
          <table:table-cell office:value-type="float" office:value="1" calcext:value-type="float">
            <text:p>1</text:p>
          </table:table-cell>
          <table:table-cell office:value-type="string" calcext:value-type="string">
            <text:p>Play the behaviour through the robot</text:p>
          </table:table-cell>
          <table:table-cell office:value-type="string" calcext:value-type="string">
            <text:p>The behaviour should play</text:p>
          </table:table-cell>
          <table:table-cell office:value-type="string" calcext:value-type="string" table:number-columns-spanned="1" table:number-rows-spanned="18">
            <text:p>The behaviour played. The robot recognised the word “cards” and played the behaviour for cards. The robot played the behaviour for faces</text:p>
          </table:table-cell>
          <table:table-cell table:style-name="ce5" office:value-type="string" calcext:value-type="string" table:number-columns-spanned="1" table:number-rows-spanned="18">
            <text:p>Pass</text:p>
          </table:table-cell>
          <table:table-cell table:number-columns-spanned="1" table:number-rows-spanned="18"/>
        </table:table-row>
        <table:table-row table:style-name="ro2">
          <table:covered-table-cell table:number-columns-repeated="3"/>
          <table:table-cell office:value-type="float" office:value="2" calcext:value-type="float">
            <text:p>2</text:p>
          </table:table-cell>
          <table:table-cell office:value-type="string" calcext:value-type="string">
            <text:p>Ask the robot to play “cards” with speech</text:p>
          </table:table-cell>
          <table:table-cell office:value-type="string" calcext:value-type="string">
            <text:p>The Robot should recognise the word “Cards” and play the behaviour for “cards”</text:p>
          </table:table-cell>
          <table:covered-table-cell/>
          <table:covered-table-cell table:style-name="ce5"/>
          <table:covered-table-cell/>
        </table:table-row>
        <table:table-row table:style-name="ro1">
          <table:covered-table-cell table:number-columns-repeated="3"/>
          <table:table-cell office:value-type="float" office:value="3" calcext:value-type="float" table:number-columns-spanned="1" table:number-rows-spanned="16">
            <text:p>3</text:p>
          </table:table-cell>
          <table:table-cell office:value-type="string" calcext:value-type="string" table:number-columns-spanned="1" table:number-rows-spanned="16">
            <text:p>Ask the Robot to play “Faces” with speech</text:p>
          </table:table-cell>
          <table:table-cell office:value-type="string" calcext:value-type="string" table:number-columns-spanned="1" table:number-rows-spanned="16">
            <text:p>The robot should recognise the word “Faces” and play the behaviour for “Faces”</text:p>
          </table:table-cell>
          <table:covered-table-cell/>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table-cell office:value-type="float" office:value="1.2" calcext:value-type="float" table:number-columns-spanned="1" table:number-rows-spanned="18">
            <text:p>1.2</text:p>
          </table:table-cell>
          <table:table-cell office:value-type="string" calcext:value-type="string" table:number-columns-spanned="1" table:number-rows-spanned="18">
            <text:p>Random selection and conversion into NAO codes</text:p>
          </table:table-cell>
          <table:table-cell office:value-type="string" calcext:value-type="string" table:number-columns-spanned="1" table:number-rows-spanned="18">
            <text:p>Given: The robot recognises the word “Cards” And looks at a fixed position</text:p>
            <text:p>When: “Cards” has been said.</text:p>
            <text:p>Then:The robot asks to see one of 7 cards it chooses at random</text:p>
            <text:p/>
            <text:p>The aim of this test is to gauge whether or not the robot selects a randomised integer between 1 and 7 and converts it into a NAO code</text:p>
          </table:table-cell>
          <table:table-cell office:value-type="float" office:value="1" calcext:value-type="float" table:number-columns-spanned="1" table:number-rows-spanned="18">
            <text:p>1</text:p>
          </table:table-cell>
          <table:table-cell office:value-type="string" calcext:value-type="string" table:number-columns-spanned="1" table:number-rows-spanned="18">
            <text:p>Show the robot a NAO mark</text:p>
          </table:table-cell>
          <table:table-cell office:value-type="string" calcext:value-type="string" table:number-columns-spanned="1" table:number-rows-spanned="18">
            <text:p>The robot should look at a fixed position. I should then recognise the mark and run through the appropriate behaviour depending on if mark is correct or incorrect.</text:p>
          </table:table-cell>
          <table:table-cell office:value-type="string" calcext:value-type="string" table:number-columns-spanned="1" table:number-rows-spanned="18">
            <text:p>The robot looked at a fixed position. The robot recognised a compatible mark and completed the appropriate behaviour.</text:p>
          </table:table-cell>
          <table:table-cell table:style-name="ce5" office:value-type="string" calcext:value-type="string" table:number-columns-spanned="1" table:number-rows-spanned="18">
            <text:p>Pass</text:p>
          </table:table-cell>
          <table:table-cell table:number-columns-spanned="1" table:number-rows-spanned="18"/>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2">
          <table:table-cell office:value-type="float" office:value="1.3" calcext:value-type="float" table:number-columns-spanned="1" table:number-rows-spanned="18">
            <text:p>1.3</text:p>
          </table:table-cell>
          <table:table-cell office:value-type="string" calcext:value-type="string" table:number-columns-spanned="1" table:number-rows-spanned="18">
            <text:p>“Incorrect” counters</text:p>
          </table:table-cell>
          <table:table-cell office:value-type="string" calcext:value-type="string" table:number-columns-spanned="1" table:number-rows-spanned="18">
            <text:p>Given: The Robot has recognised a Nao mark</text:p>
            <text:p>When: The Nao mark shown is incorrect</text:p>
            <text:p>Then: The robot should give two more attempts to find the right one.</text:p>
            <text:p/>
            <text:p>The aim of this test is to gauge whether the counter for the “incorrect” response has been hooked up correctly or if there are delays required</text:p>
          </table:table-cell>
          <table:table-cell office:value-type="float" office:value="1" calcext:value-type="float">
            <text:p>1</text:p>
          </table:table-cell>
          <table:table-cell office:value-type="string" calcext:value-type="string">
            <text:p>Wait for the robot to finish its movement</text:p>
          </table:table-cell>
          <table:table-cell office:value-type="string" calcext:value-type="string">
            <text:p>The robot should finish its movement and ask you to try again</text:p>
          </table:table-cell>
          <table:table-cell office:value-type="string" calcext:value-type="string" table:number-columns-spanned="1" table:number-rows-spanned="18">
            <text:p>The robot finished its movement and asked the user to try again. The robot recognised the mark as incorrect and successfully played through the incorrect routine. It did this three times before asking for a different nao card</text:p>
          </table:table-cell>
          <table:table-cell table:style-name="ce5" office:value-type="string" calcext:value-type="string" table:number-columns-spanned="1" table:number-rows-spanned="18">
            <text:p>Pass</text:p>
          </table:table-cell>
          <table:table-cell table:number-columns-spanned="1" table:number-rows-spanned="18"/>
        </table:table-row>
        <table:table-row table:style-name="ro3">
          <table:covered-table-cell table:number-columns-repeated="3"/>
          <table:table-cell office:value-type="float" office:value="2" calcext:value-type="float">
            <text:p>2</text:p>
          </table:table-cell>
          <table:table-cell office:value-type="string" calcext:value-type="string">
            <text:p>Show the robot the same mark</text:p>
          </table:table-cell>
          <table:table-cell office:value-type="string" calcext:value-type="string">
            <text:p>The robot should still recognise this mark as incorrect and play through the “incorrect” routine</text:p>
          </table:table-cell>
          <table:covered-table-cell/>
          <table:covered-table-cell table:style-name="ce5"/>
          <table:covered-table-cell/>
        </table:table-row>
        <table:table-row table:style-name="ro2">
          <table:covered-table-cell table:number-columns-repeated="3"/>
          <table:table-cell office:value-type="float" office:value="3" calcext:value-type="float">
            <text:p>3</text:p>
          </table:table-cell>
          <table:table-cell office:value-type="string" calcext:value-type="string">
            <text:p>Wait for the robot to finish its movement</text:p>
          </table:table-cell>
          <table:table-cell office:value-type="string" calcext:value-type="string">
            <text:p>The Robot should successfully play through the “incorrect” routine</text:p>
          </table:table-cell>
          <table:covered-table-cell/>
          <table:covered-table-cell table:style-name="ce5"/>
          <table:covered-table-cell/>
        </table:table-row>
        <table:table-row table:style-name="ro1">
          <table:covered-table-cell table:number-columns-repeated="3"/>
          <table:table-cell office:value-type="float" office:value="4" calcext:value-type="float" table:number-columns-spanned="1" table:number-rows-spanned="15">
            <text:p>4</text:p>
          </table:table-cell>
          <table:table-cell office:value-type="string" calcext:value-type="string" table:number-columns-spanned="1" table:number-rows-spanned="15">
            <text:p>Show the robot the same mark again</text:p>
          </table:table-cell>
          <table:table-cell office:value-type="string" calcext:value-type="string" table:number-columns-spanned="1" table:number-rows-spanned="15">
            <text:p>The robot should recognise the mark as incorrect again and then play through the “Incorrect” routine before asking for a different NAO card.</text:p>
          </table:table-cell>
          <table:covered-table-cell/>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2">
          <table:table-cell office:value-type="float" office:value="1.4" calcext:value-type="float" table:number-columns-spanned="1" table:number-rows-spanned="18">
            <text:p>1.4</text:p>
          </table:table-cell>
          <table:table-cell office:value-type="string" calcext:value-type="string" table:number-columns-spanned="1" table:number-rows-spanned="18">
            <text:p>Turn Counters</text:p>
          </table:table-cell>
          <table:table-cell office:value-type="string" calcext:value-type="string" table:number-columns-spanned="1" table:number-rows-spanned="18">
            <text:p>Given:The robot has recognised a NAO mark</text:p>
            <text:p>When: The NAO mark given is CORRECT</text:p>
            <text:p>Then: The robot should complete the correct routine before asking for a different card</text:p>
            <text:p/>
            <text:p>The aim of this test is to gauge whether the turn counters are hooked up correctly. The counter is programmed for six turns.</text:p>
          </table:table-cell>
          <table:table-cell office:value-type="float" office:value="1" calcext:value-type="float">
            <text:p>1</text:p>
          </table:table-cell>
          <table:table-cell office:value-type="string" calcext:value-type="string">
            <text:p>Show the CORRECT card</text:p>
          </table:table-cell>
          <table:table-cell office:value-type="string" calcext:value-type="string">
            <text:p>The robot should recognise the card as correct.</text:p>
          </table:table-cell>
          <table:table-cell office:value-type="string" calcext:value-type="string" table:number-columns-spanned="1" table:number-rows-spanned="18">
            <text:p>The card was recognised as correct. The robot played through the correct routine each time after a correct nao mark was presented. It did this six times</text:p>
          </table:table-cell>
          <table:table-cell table:style-name="ce5" office:value-type="string" calcext:value-type="string" table:number-columns-spanned="1" table:number-rows-spanned="18">
            <text:p>Pass</text:p>
          </table:table-cell>
          <table:table-cell table:number-columns-spanned="1" table:number-rows-spanned="18"/>
        </table:table-row>
        <table:table-row table:style-name="ro3">
          <table:covered-table-cell table:number-columns-repeated="3"/>
          <table:table-cell office:value-type="float" office:value="2" calcext:value-type="float">
            <text:p>2</text:p>
          </table:table-cell>
          <table:table-cell office:value-type="string" calcext:value-type="string">
            <text:p>Wait for the robot to finish its movement</text:p>
          </table:table-cell>
          <table:table-cell office:value-type="string" calcext:value-type="string">
            <text:p>The robot should say “Well done!” while dancing and then ask for a different card once the “Correct” routine is complete.</text:p>
          </table:table-cell>
          <table:covered-table-cell/>
          <table:covered-table-cell table:style-name="ce5"/>
          <table:covered-table-cell/>
        </table:table-row>
        <table:table-row table:style-name="ro1">
          <table:covered-table-cell table:number-columns-repeated="3"/>
          <table:table-cell office:value-type="float" office:value="3" calcext:value-type="float" table:number-columns-spanned="1" table:number-rows-spanned="16">
            <text:p>3</text:p>
          </table:table-cell>
          <table:table-cell office:value-type="string" calcext:value-type="string" table:number-columns-spanned="1" table:number-rows-spanned="16">
            <text:p>Repeat these steps until the counter finishes counting down</text:p>
          </table:table-cell>
          <table:table-cell office:value-type="string" calcext:value-type="string" table:number-columns-spanned="1" table:number-rows-spanned="16">
            <text:p>The robot should say “Well done!” while dancing and then ask for a different card once the “Correct” routine is complete.</text:p>
          </table:table-cell>
          <table:covered-table-cell/>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table-cell office:value-type="float" office:value="1.5" calcext:value-type="float" table:number-columns-spanned="1" table:number-rows-spanned="18">
            <text:p>1.5</text:p>
          </table:table-cell>
          <table:table-cell office:value-type="string" calcext:value-type="string" table:number-columns-spanned="1" table:number-rows-spanned="18">
            <text:p>Speech Recognition 2</text:p>
          </table:table-cell>
          <table:table-cell office:value-type="string" calcext:value-type="string" table:number-columns-spanned="1" table:number-rows-spanned="18">
            <text:p>Given: Speech recognition is ON</text:p>
            <text:p>When: The robot has recognised the word “Faces”</text:p>
            <text:p>Then: The robot should ask you for a random face</text:p>
            <text:p/>
            <text:p><text:span text:style-name="T1">The objective of this test is to gauge if the word “Faces” is recognised by the bot.</text:span></text:p>
          </table:table-cell>
          <table:table-cell office:value-type="float" office:value="1" calcext:value-type="float" table:number-columns-spanned="1" table:number-rows-spanned="18">
            <text:p>1</text:p>
          </table:table-cell>
          <table:table-cell office:value-type="string" calcext:value-type="string" table:number-columns-spanned="1" table:number-rows-spanned="18">
            <text:p>Say the word “Faces”</text:p>
          </table:table-cell>
          <table:table-cell office:value-type="string" calcext:value-type="string" table:number-columns-spanned="1" table:number-rows-spanned="18">
            <text:p>The robot should recognise the word “Faces” and asks the child to show a randomly generated facial expression</text:p>
          </table:table-cell>
          <table:table-cell office:value-type="string" calcext:value-type="string" table:number-columns-spanned="1" table:number-rows-spanned="18">
            <text:p>Robot recognised the word “faces” and asked child to make a randomly generated facial expression.</text:p>
          </table:table-cell>
          <table:table-cell table:style-name="ce5" office:value-type="string" calcext:value-type="string" table:number-columns-spanned="1" table:number-rows-spanned="18">
            <text:p>Pass</text:p>
          </table:table-cell>
          <table:table-cell table:number-columns-spanned="1" table:number-rows-spanned="18"/>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covered-table-cell table:number-columns-repeated="7"/>
          <table:covered-table-cell table:style-name="ce5"/>
          <table:covered-table-cell/>
        </table:table-row>
        <table:table-row table:style-name="ro1">
          <table:table-cell office:value-type="float" office:value="1.6" calcext:value-type="float" table:number-columns-spanned="1" table:number-rows-spanned="18">
            <text:p>1.6</text:p>
          </table:table-cell>
          <table:table-cell office:value-type="string" calcext:value-type="string" table:number-columns-spanned="1" table:number-rows-spanned="18">
            <text:p>“Correct” button integration</text:p>
          </table:table-cell>
          <table:table-cell office:value-type="string" calcext:value-type="string" table:number-columns-spanned="1" table:number-rows-spanned="18">
            <text:p>Given: The robot is in “Faces” mode</text:p>
            <text:p>When: The user clicks the “Correct” button on the UI menu</text:p>
            <text:p>Then: The robot should play the appropriate behaviours for the “Correct” button</text:p>
            <text:p/>
            <text:p>The objective of this test is to gauge whether or not the “Correct” button works</text:p>
            <text:p/>
            <text:p/>
          </table:table-cell>
          <table:table-cell office:value-type="float" office:value="1" calcext:value-type="float" table:number-columns-spanned="1" table:number-rows-spanned="18">
            <text:p>1</text:p>
          </table:table-cell>
          <table:table-cell office:value-type="string" calcext:value-type="string" table:number-columns-spanned="1" table:number-rows-spanned="18">
            <text:p>Press the “Correct” button on the User Interface</text:p>
          </table:table-cell>
          <table:table-cell office:value-type="string" calcext:value-type="string" table:number-columns-spanned="1" table:number-rows-spanned="18">
            <text:p>The robot should play out the same “correct” behaviour as it did for “cards” mode</text:p>
          </table:table-cell>
          <table:table-cell table:number-columns-spanned="1" table:number-rows-spanned="18"/>
          <table:table-cell table:number-columns-spanned="1" table:number-rows-spanned="18"/>
          <table:table-cell table:number-columns-spanned="1" table:number-rows-spanned="18"/>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table-cell office:value-type="float" office:value="1.7" calcext:value-type="float" table:number-columns-spanned="1" table:number-rows-spanned="18">
            <text:p>1.7</text:p>
          </table:table-cell>
          <table:table-cell office:value-type="string" calcext:value-type="string" table:number-columns-spanned="1" table:number-rows-spanned="18">
            <text:p>“Incorrect” button integration</text:p>
          </table:table-cell>
          <table:table-cell office:value-type="string" calcext:value-type="string" table:number-columns-spanned="1" table:number-rows-spanned="18">
            <text:p>Given: The robot is in “Faces” mode</text:p>
            <text:p>When: The user clicks the “Incorrect” button on the User Interface</text:p>
            <text:p>Then: The robot should begin to play the appropriate behaviours for the “Incorrect” button</text:p>
            <text:p/>
            <text:p/>
          </table:table-cell>
          <table:table-cell office:value-type="float" office:value="1" calcext:value-type="float" table:number-columns-spanned="1" table:number-rows-spanned="18">
            <text:p>1</text:p>
          </table:table-cell>
          <table:table-cell office:value-type="string" calcext:value-type="string" table:number-columns-spanned="1" table:number-rows-spanned="18">
            <text:p>Click the “Incorrect” button on the User Interface</text:p>
          </table:table-cell>
          <table:table-cell office:value-type="string" calcext:value-type="string" table:number-columns-spanned="1" table:number-rows-spanned="18">
            <text:p>The robot should begin to run through the same “Incorrect” behaviour as it did on cards mode.</text:p>
          </table:table-cell>
          <table:table-cell table:number-columns-spanned="1" table:number-rows-spanned="18"/>
          <table:table-cell table:number-columns-spanned="1" table:number-rows-spanned="18"/>
          <table:table-cell table:number-columns-spanned="1" table:number-rows-spanned="18"/>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table-cell office:value-type="float" office:value="1.8" calcext:value-type="float" table:number-columns-spanned="1" table:number-rows-spanned="18">
            <text:p>1.8</text:p>
          </table:table-cell>
          <table:table-cell office:value-type="string" calcext:value-type="string" table:number-columns-spanned="1" table:number-rows-spanned="18">
            <text:p>“Stop” button integration</text:p>
          </table:table-cell>
          <table:table-cell office:value-type="string" calcext:value-type="string" table:number-columns-spanned="1" table:number-rows-spanned="18">
            <text:p>Given: “Faces” mode is running</text:p>
            <text:p>When: The user clicks the “stop” button</text:p>
            <text:p>Then: The game ends</text:p>
            <text:p/>
            <text:p/>
          </table:table-cell>
          <table:table-cell office:value-type="float" office:value="1" calcext:value-type="float" table:number-columns-spanned="1" table:number-rows-spanned="18">
            <text:p>1</text:p>
          </table:table-cell>
          <table:table-cell office:value-type="string" calcext:value-type="string" table:number-columns-spanned="1" table:number-rows-spanned="18">
            <text:p>Click the “stop” button on the User interface</text:p>
          </table:table-cell>
          <table:table-cell office:value-type="string" calcext:value-type="string" table:number-columns-spanned="1" table:number-rows-spanned="18">
            <text:p>The robot should stop the game and go into idle mode.</text:p>
          </table:table-cell>
          <table:table-cell table:number-columns-spanned="1" table:number-rows-spanned="18"/>
          <table:table-cell table:number-columns-spanned="1" table:number-rows-spanned="18"/>
          <table:table-cell table:number-columns-spanned="1" table:number-rows-spanned="18"/>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table-cell office:value-type="float" office:value="1.9" calcext:value-type="float" table:number-columns-spanned="1" table:number-rows-spanned="18">
            <text:p>1.9</text:p>
          </table:table-cell>
          <table:table-cell office:value-type="string" calcext:value-type="string" table:number-columns-spanned="1" table:number-rows-spanned="18">
            <text:p>Invalid nao mark</text:p>
          </table:table-cell>
          <table:table-cell office:value-type="string" calcext:value-type="string" table:number-columns-spanned="1" table:number-rows-spanned="18">
            <text:p>Given: The nao scanner is in use</text:p>
            <text:p>When: The Robot is shown an incompatible nao mark</text:p>
            <text:p>Then: The robot tells the user it cannot recognise the card</text:p>
            <text:p/>
            <text:p/>
          </table:table-cell>
          <table:table-cell office:value-type="float" office:value="1" calcext:value-type="float" table:number-columns-spanned="1" table:number-rows-spanned="18">
            <text:p>1</text:p>
          </table:table-cell>
          <table:table-cell office:value-type="string" calcext:value-type="string" table:number-columns-spanned="1" table:number-rows-spanned="18">
            <text:p>Show the robot an INCOMPATIBLE NAO card</text:p>
          </table:table-cell>
          <table:table-cell office:value-type="string" calcext:value-type="string" table:number-columns-spanned="1" table:number-rows-spanned="18">
            <text:p>The robot should tell the user the card is incompatible, then the nao scanner should try picking up a different card</text:p>
          </table:table-cell>
          <table:table-cell office:value-type="string" calcext:value-type="string" table:number-columns-spanned="1" table:number-rows-spanned="18">
            <text:p>Card was recognised as incompatible, and when a compatible nao mark was presented, it was registered and the appropriate behaviour played</text:p>
          </table:table-cell>
          <table:table-cell table:style-name="ce5" office:value-type="string" calcext:value-type="string" table:number-columns-spanned="1" table:number-rows-spanned="18">
            <text:p>Pass</text:p>
          </table:table-cell>
          <table:table-cell table:number-columns-spanned="1" table:number-rows-spanned="18"/>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table-cell table:style-name="ce4" office:value-type="string" calcext:value-type="string" table:number-columns-spanned="1" table:number-rows-spanned="18">
            <text:p>1.1.0</text:p>
          </table:table-cell>
          <table:table-cell office:value-type="string" calcext:value-type="string" table:number-columns-spanned="1" table:number-rows-spanned="18">
            <text:p>Word not recognised</text:p>
          </table:table-cell>
          <table:table-cell office:value-type="string" calcext:value-type="string" table:number-columns-spanned="1" table:number-rows-spanned="18">
            <text:p>Given: Speech recognition is ON</text:p>
            <text:p>When: The user says a random word</text:p>
            <text:p>Then: The Robot says it doesn’t recognise the words said</text:p>
            <text:p/>
            <text:p/>
          </table:table-cell>
          <table:table-cell office:value-type="float" office:value="1" calcext:value-type="float" table:number-columns-spanned="1" table:number-rows-spanned="18">
            <text:p>1</text:p>
          </table:table-cell>
          <table:table-cell office:value-type="string" calcext:value-type="string" table:number-columns-spanned="1" table:number-rows-spanned="18">
            <text:p>When the Speech rec is on, say a nonsense word</text:p>
          </table:table-cell>
          <table:table-cell office:value-type="string" calcext:value-type="string" table:number-columns-spanned="1" table:number-rows-spanned="18">
            <text:p>The robot should tell you it doesn’t recognise the word and to please try again.</text:p>
          </table:table-cell>
          <table:table-cell office:value-type="string" calcext:value-type="string" table:number-columns-spanned="1" table:number-rows-spanned="18">
            <text:p>Robot told user that word wasn’t recognised and asked user to try again</text:p>
          </table:table-cell>
          <table:table-cell table:style-name="ce5" office:value-type="string" calcext:value-type="string" table:number-columns-spanned="1" table:number-rows-spanned="18">
            <text:p>Pass</text:p>
          </table:table-cell>
          <table:table-cell table:number-columns-spanned="1" table:number-rows-spanned="18"/>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table-cell table:style-name="Default" table:number-columns-repeated="6"/>
          <table:table-cell table:number-columns-spanned="1" table:number-rows-spanned="18"/>
          <table:table-cell table:number-columns-spanned="1" table:number-rows-spanned="18"/>
          <table:table-cell table:number-columns-spanned="1" table:number-rows-spanned="18"/>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row table:style-name="ro1">
          <table:table-cell table:style-name="Default" table:number-columns-repeated="6"/>
          <table:covered-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9">00/00/0000</text:date>, <text:time style:data-style-name="N2" text:time-value="09:21:47.0623061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09:11:25.008952317</meta:creation-date>
    <dc:date>2018-10-29T15:02:08.243279544</dc:date>
    <meta:editing-duration>PT48M54S</meta:editing-duration>
    <meta:editing-cycles>11</meta:editing-cycles>
    <meta:generator>LibreOffice/6.0.6.2$Linux_X86_64 LibreOffice_project/00m0$Build-2</meta:generator>
    <meta:document-statistic meta:table-count="1" meta:cell-count="104" meta:object-count="0"/>
  </office:meta>
</office:document-meta>
</file>